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4ac925" fo:font-size="16pt" fo:language="en" fo:country="none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">
      <style:paragraph-properties fo:margin-top="0in" fo:margin-bottom="0.139in" fo:line-height="115%"/>
      <style:text-properties fo:color="#4ac925" fo:font-size="11pt" fo:language="en" fo:country="none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">
      <style:paragraph-properties fo:margin-top="0in" fo:margin-bottom="0.139in" fo:line-height="115%"/>
      <style:text-properties fo:color="#f2a400" fo:font-size="11pt" fo:language="en" fo:country="none" fo:font-weight="bold" style:font-size-asian="11pt" style:font-weight-asian="bold" style:font-size-complex="11pt" style:font-weight-complex="bold"/>
    </style:style>
    <style:style style:name="P4" style:family="paragraph" style:parent-style-name="Standard" style:list-style-name="">
      <style:paragraph-properties fo:margin-top="0in" fo:margin-bottom="0.139in" fo:line-height="115%"/>
      <style:text-properties fo:color="#f2a400" fo:font-size="16pt" fo:language="en" fo:country="none" fo:font-weight="bold" style:font-size-asian="16pt" style:font-weight-asian="bold" style:font-size-complex="16pt" style:font-weight-complex="bold"/>
    </style:style>
    <style:style style:name="P5" style:family="paragraph" style:parent-style-name="Standard" style:list-style-name="">
      <style:paragraph-properties fo:margin-top="0in" fo:margin-bottom="0.139in" fo:line-height="115%"/>
    </style:style>
    <style:style style:name="P6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4ac925" fo:font-size="16pt" fo:language="en" fo:country="none" fo:font-weight="bold" style:font-size-asian="16pt" style:font-weight-asian="bold" style:font-size-complex="16pt" style:font-weight-complex="bold"/>
    </style:style>
    <style:style style:name="T1" style:family="text">
      <style:text-properties fo:color="#f2a400" fo:font-size="11pt" fo:language="en" fo:country="none" fo:font-weight="bold" style:font-size-asian="11pt" style:font-weight-asian="bold" style:font-size-complex="11pt" style:font-weight-complex="bold"/>
    </style:style>
    <style:style style:name="T2" style:family="text">
      <style:text-properties fo:color="#4ac925" fo:font-size="11pt" fo:language="en" fo:country="none" fo:font-weight="bold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ct 1</text:p>
      <text:p text:style-name="P3">_</text:p>
      <text:p text:style-name="P4">Act 2</text:p>
      <text:p text:style-name="P3">_</text:p>
      <text:p text:style-name="P1">Act 3</text:p>
      <text:p text:style-name="P3">_</text:p>
      <text:p text:style-name="P4">Intermission</text:p>
      <text:p text:style-name="P3">_</text:p>
      <text:p text:style-name="P1">Act 4</text:p>
      <text:p text:style-name="P3">_</text:p>
      <text:p text:style-name="P4">Act 5</text:p>
      <text:p text:style-name="P3">_</text:p>
      <text:p text:style-name="P1">Act 5 Act 2</text:p>
      <text:p text:style-name="P3">_</text:p>
      <text:p text:style-name="P4">Act 6</text:p>
      <text:p text:style-name="P3">_</text:p>
      <text:p text:style-name="P1">Act 6 Intermission 1</text:p>
      <text:p text:style-name="P3">_</text:p>
      <text:p text:style-name="P4">Act 6 Act 2</text:p>
      <text:p text:style-name="P3">_</text:p>
      <text:p text:style-name="P1">Act 6 Intermission 2</text:p>
      <text:p text:style-name="P3">_</text:p>
      <text:p text:style-name="P4">Act 6 Act 3</text:p>
      <text:p text:style-name="P3"><text:soft-page-break/>_</text:p>
      <text:p text:style-name="P1">Act 6 Intermission 3</text:p>
      <text:p text:style-name="P3">_</text:p>
      <text:p text:style-name="P4">Act 6 Act 4</text:p>
      <text:p text:style-name="P3">_</text:p>
      <text:p text:style-name="P1">Act 6 Intermission 4</text:p>
      <text:p text:style-name="P3">_</text:p>
      <text:p text:style-name="P4">Act 6 Act 5</text:p>
      <text:p text:style-name="P3">_</text:p>
      <text:p text:style-name="P1">Act 6 Act 5 Act 2</text:p>
      <text:p text:style-name="P3">_</text:p>
      <text:p text:style-name="P4">Act 6 Act 5 Act 1</text:p>
      <text:p text:style-name="P3">_</text:p>
      <text:p text:style-name="P1">Act 6 Intermission 5</text:p>
      <text:p text:style-name="P3">_</text:p>
      <text:p text:style-name="P4">Act 6 Act 6</text:p>
      <text:p text:style-name="P3">_</text:p>
      <text:p text:style-name="P1">Act 6 Act 6 Intermission 1</text:p>
      <text:p text:style-name="P3">_</text:p>
      <text:p text:style-name="P4">Act 6 Act 6 Act 2</text:p>
      <text:p text:style-name="P3">_</text:p>
      <text:p text:style-name="P1">Act 6 Act 6 Intermission 2</text:p>
      <text:p text:style-name="P3">_</text:p>
      <text:p text:style-name="P4"><text:soft-page-break/>Act 6 Act 6 Act 3</text:p>
      <text:p text:style-name="P3">_</text:p>
      <text:p text:style-name="P1">Act 6 Act 6 Intermission 3</text:p>
      <text:p text:style-name="P3">_</text:p>
      <text:p text:style-name="P4">Act 6 Act 6 Act 4</text:p>
      <text:p text:style-name="P3">_</text:p>
      <text:p text:style-name="P1">Act 6 Act 6 Intermission 4</text:p>
      <text:p text:style-name="P3">_</text:p>
      <text:p text:style-name="P4">Act 6 Act 6 Act 5</text:p>
      <text:p text:style-name="P3">_</text:p>
      <text:p text:style-name="P1">Act 6 Act 6 Intermission 5</text:p>
      <text:p text:style-name="P3">_</text:p>
      <text:p text:style-name="P2">1. JR1: =009779</text:p>
      <text:p text:style-name="P5"><text:span text:style-name="T2">B33 &lt; </text:span><text:span text:style-name="T1">claw claw meowtherfuckers!!!</text:span></text:p>
      <text:p text:style-name="P3">_</text:p>
      <text:p text:style-name="P2">2. JR2: =009795</text:p>
      <text:p text:style-name="P5"><text:span text:style-name="T2">B33 &lt; </text:span><text:span text:style-name="T1">daaamn.....</text:span></text:p>
      <text:p text:style-name="P5"><text:span text:style-name="T2">B33 &lt; </text:span><text:span text:style-name="T1">damn! X33</text:span></text:p>
      <text:p text:style-name="P5"><text:span text:style-name="T2">B33 &lt; </text:span><text:span text:style-name="T1">rose</text:span></text:p>
      <text:p text:style-name="P5"><text:span text:style-name="T2">B33 &lt; </text:span><text:span text:style-name="T1">im a fuckin troll now!</text:span></text:p>
      <text:p text:style-name="P5"><text:span text:style-name="T2">B33 &lt; </text:span><text:span text:style-name="T1">and part beautiful bird</text:span></text:p>
      <text:p text:style-name="P5"><text:span text:style-name="T2">B33 &lt; </text:span><text:span text:style-name="T1">and also...</text:span></text:p>
      <text:p text:style-name="P5"><text:span text:style-name="T2">B33 &lt; </text:span><text:span text:style-name="T1">a human boy?</text:span></text:p>
      <text:p text:style-name="P5"><text:span text:style-name="T2">B33 &lt; </text:span><text:span text:style-name="T1">hahaha i dont even</text:span></text:p>
      <text:p text:style-name="P5"><text:span text:style-name="T2">B33 &lt; </text:span><text:span text:style-name="T1">shit</text:span></text:p>
      <text:p text:style-name="P5"><text:soft-page-break/><text:span text:style-name="T2">B33 &lt; </text:span><text:span text:style-name="T1">rose my claws</text:span></text:p>
      <text:p text:style-name="P5"><text:span text:style-name="T2">B33 &lt; </text:span><text:span text:style-name="T1">look at these fuckin claws!!!!!</text:span></text:p>
      <text:p text:style-name="P5"><text:span text:style-name="T2">B33 &lt; </text:span><text:span text:style-name="T1">*snikt snikt snikt snikt snikt* omg</text:span></text:p>
      <text:p text:style-name="P5"><text:span text:style-name="T2">B33 &lt; </text:span><text:span text:style-name="T1">rose LOOK! </text:span></text:p>
      <text:p text:style-name="P5"><text:span text:style-name="T2">B33 &lt; </text:span><text:span text:style-name="T1">hahahahaha!</text:span></text:p>
      <text:p text:style-name="P5"><text:span text:style-name="T2">B33 &lt; </text:span><text:span text:style-name="T1">holy shit i am a god damn DEBACLE of a thing arent i</text:span></text:p>
      <text:p text:style-name="P5"><text:span text:style-name="T2">B33 &lt; </text:span><text:span text:style-name="T1">it</text:span></text:p>
      <text:p text:style-name="P5"><text:span text:style-name="T2">B33 &lt; </text:span><text:span text:style-name="T1">is kind of GREAT?</text:span></text:p>
      <text:p text:style-name="P5"><text:span text:style-name="T2">B33 &lt; </text:span><text:span text:style-name="T1">i</text:span></text:p>
      <text:p text:style-name="P5"><text:span text:style-name="T2">B33 &lt; </text:span><text:span text:style-name="T1">i sort of LOVE THIS??????????</text:span></text:p>
      <text:p text:style-name="P5"><text:span text:style-name="T2">B33 &lt; </text:span><text:span text:style-name="T1">BDD </text:span></text:p>
      <text:p text:style-name="P5"><text:span text:style-name="T2">B33 &lt; </text:span><text:span text:style-name="T1">whats wrong rose?? </text:span></text:p>
      <text:p text:style-name="P5"><text:span text:style-name="T2">B33 &lt; </text:span><text:span text:style-name="T1">jasprose i mean </text:span></text:p>
      <text:p text:style-name="P5"><text:span text:style-name="T2">B33 &lt; </text:span><text:span text:style-name="T1">*sidles up to jasprose in a coy and hella feline manner sounding tickled as fuck thru my little 3-shaped snout deal*</text:span></text:p>
      <text:p text:style-name="P5"><text:span text:style-name="T2">B33 &lt; </text:span><text:span text:style-name="T1">*arches back huge up and being all like bumping into rose with my tall curved back and shit, like cats do im pretty sure?*</text:span></text:p>
      <text:p text:style-name="P5"><text:span text:style-name="T2">B33 &lt; </text:span><text:span text:style-name="T1">*fuck yeah they do! omg they do the tall back thing all the time when theyre happy and im doing that right now h33h33* </text:span></text:p>
      <text:p text:style-name="P5"><text:span text:style-name="T2">B33 &lt; </text:span><text:span text:style-name="T1">*davepeta kindly and radly informs jasprose he is doing a bit of roleplaying and no, not even ironically*</text:span></text:p>
      <text:p text:style-name="P5"><text:span text:style-name="T2">B33 &lt; </text:span><text:span text:style-name="T1">*i mean... she*</text:span></text:p>
      <text:p text:style-name="P5"><text:span text:style-name="T2">B33 &lt; </text:span><text:span text:style-name="T1">shit</text:span></text:p>
      <text:p text:style-name="P5"><text:span text:style-name="T2">B33 &lt; </text:span><text:span text:style-name="T1">hrmmm B?? </text:span></text:p>
      <text:p text:style-name="P5"><text:span text:style-name="T2">B33 &lt; </text:span><text:span text:style-name="T1">jasprose</text:span></text:p>
      <text:p text:style-name="P5"><text:span text:style-name="T2">B33 &lt; </text:span><text:span text:style-name="T1">yo um</text:span></text:p>
      <text:p text:style-name="P5"><text:span text:style-name="T2">B33 &lt; </text:span><text:span text:style-name="T1">im confused about my gender suddenly </text:span></text:p>
      <text:p text:style-name="P5"><text:span text:style-name="T2">B33 &lt; </text:span><text:span text:style-name="T1">what am i now?</text:span></text:p>
      <text:p text:style-name="P5"><text:soft-page-break/><text:span text:style-name="T2">B33 &lt; </text:span><text:span text:style-name="T1">well what are you?</text:span></text:p>
      <text:p text:style-name="P5"><text:span text:style-name="T2">B33 &lt; </text:span><text:span text:style-name="T1">i mean</text:span></text:p>
      <text:p text:style-name="P5"><text:span text:style-name="T2">B33 &lt; </text:span><text:span text:style-name="T1">what do you f33l like now a boy or a girl</text:span></text:p>
      <text:p text:style-name="P5"><text:span text:style-name="T2">B33 &lt; </text:span><text:span text:style-name="T1">your cat was a boy right?</text:span></text:p>
      <text:p text:style-name="P5"><text:span text:style-name="T2">B33 &lt; </text:span><text:span text:style-name="T1">so what does that make you now???</text:span></text:p>
      <text:p text:style-name="P5"><text:span text:style-name="T2">B33 &lt; </text:span><text:span text:style-name="T1">ok thats cool</text:span></text:p>
      <text:p text:style-name="P5"><text:span text:style-name="T2">B33 &lt; </text:span><text:span text:style-name="T1">but both dave and nepeta did have strong identities as a boy and girl!</text:span></text:p>
      <text:p text:style-name="P5"><text:span text:style-name="T2">B33 &lt; </text:span><text:span text:style-name="T1">so i dunno where that leaves me</text:span></text:p>
      <text:p text:style-name="P5"><text:span text:style-name="T2">B33 &lt; </text:span><text:span text:style-name="T1">i have no idea!!!</text:span></text:p>
      <text:p text:style-name="P5"><text:span text:style-name="T2">B33 &lt; </text:span><text:span text:style-name="T1">i just started being davepeta like THR33 SECONDS AGO</text:span></text:p>
      <text:p text:style-name="P5"><text:span text:style-name="T2">B33 &lt; </text:span><text:span text:style-name="T1">im not sure what matters to me yet</text:span></text:p>
      <text:p text:style-name="P5"><text:span text:style-name="T2">B33 &lt; </text:span><text:span text:style-name="T1">i think i do like being me though!</text:span></text:p>
      <text:p text:style-name="P5"><text:span text:style-name="T2">B33 &lt; </text:span><text:span text:style-name="T1">its a really weird f33ling</text:span></text:p>
      <text:p text:style-name="P5"><text:span text:style-name="T2">B33 &lt; </text:span><text:span text:style-name="T1">i mean not weird just like jarring in contrast with how both me's spent so long f33ling like</text:span></text:p>
      <text:p text:style-name="P5"><text:span text:style-name="T2">B33 &lt; </text:span><text:span text:style-name="T1">you do?</text:span></text:p>
      <text:p text:style-name="P5"><text:span text:style-name="T2">B33 &lt; </text:span><text:span text:style-name="T1">fur a while?</text:span></text:p>
      <text:p text:style-name="P5"><text:span text:style-name="T2">B33 &lt; </text:span><text:span text:style-name="T1">whats wrong now?</text:span></text:p>
      <text:p text:style-name="P5"><text:span text:style-name="T2">B33 &lt; </text:span><text:span text:style-name="T1">come oooon</text:span></text:p>
      <text:p text:style-name="P5"><text:span text:style-name="T2">B33 &lt; </text:span><text:span text:style-name="T1">tell me! B33</text:span></text:p>
      <text:p text:style-name="P5"><text:span text:style-name="T2">B33 &lt; </text:span><text:span text:style-name="T1">lonelioness</text:span></text:p>
      <text:p text:style-name="P5"><text:span text:style-name="T2">B33 &lt; </text:span><text:span text:style-name="T1">why?</text:span></text:p>
      <text:p text:style-name="P5"><text:span text:style-name="T2">B33 &lt; </text:span><text:span text:style-name="T1">im here to k33p you company</text:span></text:p>
      <text:p text:style-name="P5"><text:span text:style-name="T2">B33 &lt; </text:span><text:span text:style-name="T1">and mad hatter dude is still over there...</text:span></text:p>
      <text:p text:style-name="P5"><text:span text:style-name="T2">B33 &lt; </text:span><text:span text:style-name="T1">uh</text:span></text:p>
      <text:p text:style-name="P5"><text:span text:style-name="T2">B33 &lt; </text:span><text:span text:style-name="T1">doing... whatever the fuck it is hes doing?</text:span></text:p>
      <text:p text:style-name="P5"><text:soft-page-break/><text:span text:style-name="T2">B33 &lt; </text:span><text:span text:style-name="T1">you still have lots of friends! </text:span></text:p>
      <text:p text:style-name="P5"><text:span text:style-name="T2">B33 &lt; </text:span><text:span text:style-name="T1">what f33lings returned? </text:span></text:p>
      <text:p text:style-name="P5"><text:span text:style-name="T2">B33 &lt; </text:span><text:span text:style-name="T1">yeah......</text:span></text:p>
      <text:p text:style-name="P5"><text:span text:style-name="T2">B33 &lt; </text:span><text:span text:style-name="T1">it uh</text:span></text:p>
      <text:p text:style-name="P5"><text:span text:style-name="T2">B33 &lt; </text:span><text:span text:style-name="T1">sure is a clusterfuck of sad dead daves and sad dead nepetas in my head</text:span></text:p>
      <text:p text:style-name="P5"><text:span text:style-name="T2">B33 &lt; </text:span><text:span text:style-name="T1">it f33ls alright tho</text:span></text:p>
      <text:p text:style-name="P5"><text:span text:style-name="T2">B33 &lt; </text:span><text:span text:style-name="T1">like im a lot more detached from those experiences than i ever felt before?</text:span></text:p>
      <text:p text:style-name="P5"><text:span text:style-name="T2">B33 &lt; </text:span><text:span text:style-name="T1">but also</text:span></text:p>
      <text:p text:style-name="P5"><text:span text:style-name="T2">B33 &lt; </text:span><text:span text:style-name="T1">there is a distinct f33ling of having one dave and nepeta stand out from the crowd of memories</text:span></text:p>
      <text:p text:style-name="P5"><text:span text:style-name="T2">B33 &lt; </text:span><text:span text:style-name="T1">the versions of davesprite and nepeta i existed as right up until we both shook hands</text:span></text:p>
      <text:p text:style-name="P5"><text:span text:style-name="T2">B33 &lt; </text:span><text:span text:style-name="T1">they still kinda f33l like the "main" ones ya know?</text:span></text:p>
      <text:p text:style-name="P5"><text:span text:style-name="T2">B33 &lt; </text:span><text:span text:style-name="T1">dude i must say i am so stoked for the cat things youre sayin! </text:span></text:p>
      <text:p text:style-name="P5"><text:span text:style-name="T2">B33 &lt; </text:span><text:span text:style-name="T1">whats ruined </text:span></text:p>
      <text:p text:style-name="P5"><text:span text:style-name="T2">B33 &lt; </text:span><text:span text:style-name="T1">come on tell me!</text:span></text:p>
      <text:p text:style-name="P5"><text:span text:style-name="T2">B33 &lt; </text:span><text:span text:style-name="T1">rose...</text:span></text:p>
      <text:p text:style-name="P5"><text:span text:style-name="T2">B33 &lt; </text:span><text:span text:style-name="T1">jasprose!!</text:span></text:p>
      <text:p text:style-name="P5"><text:span text:style-name="T2">B33 &lt; </text:span><text:span text:style-name="T1">dammit</text:span></text:p>
      <text:p text:style-name="P5"><text:span text:style-name="T2">B33 &lt; </text:span><text:span text:style-name="T1">you cant possibly just leave the story there</text:span></text:p>
      <text:p text:style-name="P5"><text:span text:style-name="T2">B33 &lt; </text:span><text:span text:style-name="T1">pawsibly</text:span></text:p>
      <text:p text:style-name="P5"><text:span text:style-name="T2">B33 &lt; </text:span><text:span text:style-name="T1">fuck</text:span></text:p>
      <text:p text:style-name="P5"><text:span text:style-name="T2">B33 &lt; </text:span><text:span text:style-name="T1">still gettin the hang of mastering my cute as hell urge to do cat puns litterally whenever it could conceivably occur to me</text:span></text:p>
      <text:p text:style-name="P5"><text:span text:style-name="T2">B33 &lt; </text:span><text:span text:style-name="T1">litterally lmao thats a good one</text:span></text:p>
      <text:p text:style-name="P5"><text:span text:style-name="T2">B33 &lt; </text:span><text:span text:style-name="T1">jasprose</text:span></text:p>
      <text:p text:style-name="P5"><text:soft-page-break/><text:span text:style-name="T2">B33 &lt; </text:span><text:span text:style-name="T1">jasprose</text:span></text:p>
      <text:p text:style-name="P5"><text:span text:style-name="T2">B33 &lt; </text:span><text:span text:style-name="T1">jasp</text:span></text:p>
      <text:p text:style-name="P5"><text:span text:style-name="T2">B33 &lt; </text:span><text:span text:style-name="T1">jaspycat</text:span></text:p>
      <text:p text:style-name="P5"><text:span text:style-name="T2">B33 &lt; </text:span><text:span text:style-name="T1">shit thats a bad nickname sorry</text:span></text:p>
      <text:p text:style-name="P5"><text:span text:style-name="T2">B33 &lt; </text:span><text:span text:style-name="T1">jasprose</text:span></text:p>
      <text:p text:style-name="P5"><text:span text:style-name="T2">B33 &lt; </text:span><text:span text:style-name="T1">JASPROSESPRITE SQUARED!</text:span></text:p>
      <text:p text:style-name="P5"><text:span text:style-name="T2">B33 &lt; </text:span><text:span text:style-name="T1">you were talkin about nepeta werent you</text:span></text:p>
      <text:p text:style-name="P5"><text:span text:style-name="T2">B33 &lt; </text:span><text:span text:style-name="T1">i mean me</text:span></text:p>
      <text:p text:style-name="P5"><text:span text:style-name="T2">B33 &lt; </text:span><text:span text:style-name="T1">or part of me B33</text:span></text:p>
      <text:p text:style-name="P5"><text:span text:style-name="T2">B33 &lt; </text:span><text:span text:style-name="T1">tell me!</text:span></text:p>
      <text:p text:style-name="P5"><text:span text:style-name="T2">B33 &lt; </text:span><text:span text:style-name="T1">tell me tell me tell me tell me tell me tell me... </text:span></text:p>
      <text:p text:style-name="P3">_</text:p>
      <text:p text:style-name="P2">3. JR3: =009796</text:p>
      <text:p text:style-name="P5"><text:span text:style-name="T2">B33 &lt; </text:span><text:span text:style-name="T1">!!!!!!!!!!!!! </text:span></text:p>
      <text:p text:style-name="P5"><text:span text:style-name="T2">B33 &lt; </text:span><text:span text:style-name="T1">i was?</text:span></text:p>
      <text:p text:style-name="P5"><text:span text:style-name="T2">B33 &lt; </text:span><text:span text:style-name="T1">er</text:span></text:p>
      <text:p text:style-name="P5"><text:span text:style-name="T2">B33 &lt; </text:span><text:span text:style-name="T1">she was?</text:span></text:p>
      <text:p text:style-name="P5"><text:span text:style-name="T2">B33 &lt; </text:span><text:span text:style-name="T1">um</text:span></text:p>
      <text:p text:style-name="P5"><text:span text:style-name="T2">B33 &lt; </text:span><text:span text:style-name="T1">well furst of all</text:span></text:p>
      <text:p text:style-name="P5"><text:span text:style-name="T2">B33 &lt; </text:span><text:span text:style-name="T1">maybe you should stop calling me dave?</text:span></text:p>
      <text:p text:style-name="P5"><text:span text:style-name="T2">B33 &lt; </text:span><text:span text:style-name="T1">my name is davepeta now</text:span></text:p>
      <text:p text:style-name="P5"><text:span text:style-name="T2">B33 &lt; </text:span><text:span text:style-name="T1">yeah thats cool</text:span></text:p>
      <text:p text:style-name="P5"><text:span text:style-name="T2">B33 &lt; </text:span><text:span text:style-name="T1">since he became a bird that part of me got pretty used to being a most unwelcome dave in practically all situations let alone when he rudely crashes a tea date through accidental bodysharing shenanigans</text:span></text:p>
      <text:p text:style-name="P5"><text:span text:style-name="T2">B33 &lt; </text:span><text:span text:style-name="T1">but now im like this whole new neat kind of sprite with legs again and claws and shit and id prefer that my new identity be respected please! </text:span></text:p>
      <text:p text:style-name="P5"><text:soft-page-break/><text:span text:style-name="T2">B33 &lt; </text:span><text:span text:style-name="T1">awww</text:span></text:p>
      <text:p text:style-name="P5"><text:span text:style-name="T2">B33 &lt; </text:span><text:span text:style-name="T1">i understand</text:span></text:p>
      <text:p text:style-name="P5"><text:span text:style-name="T2">B33 &lt; </text:span><text:span text:style-name="T1">you could even say i "know that f33l"</text:span></text:p>
      <text:p text:style-name="P5"><text:span text:style-name="T2">B33 &lt; </text:span><text:span text:style-name="T1">h33h33 loling my ass off</text:span></text:p>
      <text:p text:style-name="P5"><text:span text:style-name="T2">B33 &lt; </text:span><text:span text:style-name="T1">i love that theres this whole side of me that is all freshly tickled by even the most basic applickations of irony</text:span></text:p>
      <text:p text:style-name="P5"><text:span text:style-name="T2">B33 &lt; </text:span><text:span text:style-name="T1">for instance that was some weaksauce milk but here i am lapping it up B33</text:span></text:p>
      <text:p text:style-name="P5"><text:span text:style-name="T2">B33 &lt; </text:span><text:span text:style-name="T1">but yeah sorry for blowing our date</text:span></text:p>
      <text:p text:style-name="P5"><text:span text:style-name="T2">B33 &lt; </text:span><text:span text:style-name="T1">even if i... she... wasnt sure what to make of the date?</text:span></text:p>
      <text:p text:style-name="P5"><text:span text:style-name="T2">B33 &lt; </text:span><text:span text:style-name="T1">she was really flattered that you liked her tho</text:span></text:p>
      <text:p text:style-name="P5"><text:span text:style-name="T2">B33 &lt; </text:span><text:span text:style-name="T1">but i dunno if it would have led to marriage!</text:span></text:p>
      <text:p text:style-name="P5"><text:span text:style-name="T2">B33 &lt; </text:span><text:span text:style-name="T1">i think yall may have b33n pouncing the gun on that </text:span></text:p>
      <text:p text:style-name="P5"><text:span text:style-name="T2">B33 &lt; </text:span><text:span text:style-name="T1">i dunno... gettin married isnt even a thing for trolls! </text:span></text:p>
      <text:p text:style-name="P5"><text:span text:style-name="T2">B33 &lt; </text:span><text:span text:style-name="T1">ok but even so i still dont think you can force something like that </text:span></text:p>
      <text:p text:style-name="P5"><text:span text:style-name="T2">B33 &lt; </text:span><text:span text:style-name="T1">we would have n33ded to spend more time together and stuff to find out! </text:span></text:p>
      <text:p text:style-name="P5"><text:span text:style-name="T2">B33 &lt; </text:span><text:span text:style-name="T1">god DAMN rose gettin some kitty cat mixed up in ya made you so much HELLA SMUGGER than usual</text:span></text:p>
      <text:p text:style-name="P5"><text:span text:style-name="T2">B33 &lt; </text:span><text:span text:style-name="T1">i kinda dig it???</text:span></text:p>
      <text:p text:style-name="P5"><text:span text:style-name="T2">B33 &lt; </text:span><text:span text:style-name="T1">it suits you </text:span></text:p>
      <text:p text:style-name="P5"><text:span text:style-name="T2">B33 &lt; </text:span><text:span text:style-name="T1">i mean you were always full of yourself but now youre owning it so completely</text:span></text:p>
      <text:p text:style-name="P5"><text:span text:style-name="T2">B33 &lt; </text:span><text:span text:style-name="T1">f33ls a lot more honest tbh </text:span></text:p>
      <text:p text:style-name="P5"><text:span text:style-name="T2">B33 &lt; </text:span><text:span text:style-name="T1">you know</text:span></text:p>
      <text:p text:style-name="P5"><text:span text:style-name="T2">B33 &lt; </text:span><text:span text:style-name="T1">the fridge is like</text:span></text:p>
      <text:p text:style-name="P5"><text:span text:style-name="T2">B33 &lt; </text:span><text:span text:style-name="T1">all fuckin set up and what not</text:span></text:p>
      <text:p text:style-name="P5"><text:span text:style-name="T2">B33 &lt; </text:span><text:span text:style-name="T1">the tea is there</text:span></text:p>
      <text:p text:style-name="P5"><text:soft-page-break/><text:span text:style-name="T2">B33 &lt; </text:span><text:span text:style-name="T1">jake is still setting the mood with his space cadet antics on a nearby hill</text:span></text:p>
      <text:p text:style-name="P5"><text:span text:style-name="T2">B33 &lt; </text:span><text:span text:style-name="T1">we could just like</text:span></text:p>
      <text:p text:style-name="P5"><text:span text:style-name="T2">B33 &lt; </text:span><text:span text:style-name="T1">uh</text:span></text:p>
      <text:p text:style-name="P5"><text:span text:style-name="T2">B33 &lt; </text:span><text:span text:style-name="T1">k33p doing our date</text:span></text:p>
      <text:p text:style-name="P3">_</text:p>
      <text:p text:style-name="P2">4. JR4: =009797</text:p>
      <text:p text:style-name="P5"><text:span text:style-name="T2">B33 &lt; </text:span><text:span text:style-name="T1">i mean....</text:span></text:p>
      <text:p text:style-name="P5"><text:span text:style-name="T2">B33 &lt; </text:span><text:span text:style-name="T1">platonically!</text:span></text:p>
      <text:p text:style-name="P5"><text:span text:style-name="T2">B33 &lt; </text:span><text:span text:style-name="T1">of coarse</text:span></text:p>
      <text:p text:style-name="P5"><text:span text:style-name="T2">B33 &lt; </text:span><text:span text:style-name="T1">coarse like a cat tongue, actually you know what never mind, that fucking sucked</text:span></text:p>
      <text:p text:style-name="P5"><text:span text:style-name="T2">B33 &lt; </text:span><text:span text:style-name="T1">but yeah!</text:span></text:p>
      <text:p text:style-name="P5"><text:span text:style-name="T2">B33 &lt; </text:span><text:span text:style-name="T1">whats the big deal</text:span></text:p>
      <text:p text:style-name="P5"><text:span text:style-name="T2">B33 &lt; </text:span><text:span text:style-name="T1">lets k33p tea partying and chatting about our Unique Sprite Issues and stuff</text:span></text:p>
      <text:p text:style-name="P5"><text:span text:style-name="T2">B33 &lt; </text:span><text:span text:style-name="T1">maybe even do a smidgen of choice "RP"ing if it strikes our fancy i thiiink that could turn out to be pretty cute and dope B33 </text:span></text:p>
      <text:p text:style-name="P5"><text:span text:style-name="T2">B33 &lt; </text:span><text:span text:style-name="T1">you know...</text:span></text:p>
      <text:p text:style-name="P5"><text:span text:style-name="T2">B33 &lt; </text:span><text:span text:style-name="T1">a gotta say</text:span></text:p>
      <text:p text:style-name="P5"><text:span text:style-name="T2">B33 &lt; </text:span><text:span text:style-name="T1">the nepeta part of me is like</text:span></text:p>
      <text:p text:style-name="P5"><text:span text:style-name="T2">B33 &lt; </text:span><text:span text:style-name="T1">genuinely mystified about what the issue even is? </text:span></text:p>
      <text:p text:style-name="P5"><text:span text:style-name="T2">B33 &lt; </text:span><text:span text:style-name="T1">us datinglike as in a normal romantic tea drinking date</text:span></text:p>
      <text:p text:style-name="P5"><text:span text:style-name="T2">B33 &lt; </text:span><text:span text:style-name="T1">i mean the dave part of me is obviously all like no no no stop STOP STOP when i think about it </text:span></text:p>
      <text:p text:style-name="P5"><text:span text:style-name="T2">B33 &lt; </text:span><text:span text:style-name="T1">but</text:span></text:p>
      <text:p text:style-name="P5"><text:span text:style-name="T2">B33 &lt; </text:span><text:span text:style-name="T1">that little fussy brain tantrum</text:span></text:p>
      <text:p text:style-name="P5"><text:span text:style-name="T2">B33 &lt; </text:span><text:span text:style-name="T1">isnt makin me f33l weird or uncomfortable its just sort of cracking me up!</text:span></text:p>
      <text:p text:style-name="P5"><text:soft-page-break/><text:span text:style-name="T2">B33 &lt; </text:span><text:span text:style-name="T1">i guess i am still just a bit uncertain about my nature and my beliefs and whatnot </text:span></text:p>
      <text:p text:style-name="P5"><text:span text:style-name="T2">B33 &lt; </text:span><text:span text:style-name="T1">what about you though</text:span></text:p>
      <text:p text:style-name="P5"><text:span text:style-name="T2">B33 &lt; </text:span><text:span text:style-name="T1">you are part cat soooo</text:span></text:p>
      <text:p text:style-name="P5"><text:span text:style-name="T2">B33 &lt; </text:span><text:span text:style-name="T1">so how do you really f33l about that...</text:span></text:p>
      <text:p text:style-name="P5"><text:span text:style-name="T2">B33 &lt; </text:span><text:span text:style-name="T1">issue?</text:span></text:p>
      <text:p text:style-name="P5"><text:span text:style-name="T2">B33 &lt; </text:span><text:span text:style-name="T1">i mean as far as both sides of me know cats arent too concerned with that right? </text:span></text:p>
      <text:p text:style-name="P5"><text:span text:style-name="T2">B33 &lt; </text:span><text:span text:style-name="T1">after a while they dont s33 brother and sister kitties they just uh </text:span></text:p>
      <text:p text:style-name="P5"><text:span text:style-name="T2">B33 &lt; </text:span><text:span text:style-name="T1">s33 more kitties who are just like all the other kitties </text:span></text:p>
      <text:p text:style-name="P5"><text:span text:style-name="T2">B33 &lt; </text:span><text:span text:style-name="T1">yup</text:span></text:p>
      <text:p text:style-name="P5"><text:span text:style-name="T2">B33 &lt; </text:span><text:span text:style-name="T1">hahaha meowll</text:span></text:p>
      <text:p text:style-name="P5"><text:span text:style-name="T2">B33 &lt; </text:span><text:span text:style-name="T1">so good</text:span></text:p>
      <text:p text:style-name="P5"><text:span text:style-name="T2">B33 &lt; </text:span><text:span text:style-name="T1">(that was supposed to mean mull right?)</text:span></text:p>
      <text:p text:style-name="P5"><text:span text:style-name="T2">B33 &lt; </text:span><text:span text:style-name="T1">but yes i agr33!</text:span></text:p>
      <text:p text:style-name="P5"><text:span text:style-name="T2">B33 &lt; </text:span><text:span text:style-name="T1">theres so much to figure out now</text:span></text:p>
      <text:p text:style-name="P5"><text:span text:style-name="T2">B33 &lt; </text:span><text:span text:style-name="T1">shit be poppin in my jumbled sprite brain suddenly </text:span></text:p>
      <text:p text:style-name="P5"><text:span text:style-name="T2">B33 &lt; </text:span><text:span text:style-name="T1">popping like a bunch of silly gophers out their fuckin surprise holes</text:span></text:p>
      <text:p text:style-name="P5"><text:span text:style-name="T2">B33 &lt; </text:span><text:span text:style-name="T1">wanna murder them gophers</text:span></text:p>
      <text:p text:style-name="P5"><text:span text:style-name="T2">B33 &lt; </text:span><text:span text:style-name="T1">because INSTINCTS!!!!! BDD</text:span></text:p>
      <text:p text:style-name="P5"><text:span text:style-name="T2">B33 &lt; </text:span><text:span text:style-name="T1">but mainly that is just a metaphor for understanding the gophers</text:span></text:p>
      <text:p text:style-name="P5"><text:span text:style-name="T2">B33 &lt; </text:span><text:span text:style-name="T1">wanna like</text:span></text:p>
      <text:p text:style-name="P5"><text:span text:style-name="T2">B33 &lt; </text:span><text:span text:style-name="T1">GET myself</text:span></text:p>
      <text:p text:style-name="P5"><text:span text:style-name="T2">B33 &lt; </text:span><text:span text:style-name="T1">how about we help each other GET ourselves</text:span></text:p>
      <text:p text:style-name="P5"><text:span text:style-name="T2">B33 &lt; </text:span><text:span text:style-name="T1">but whoooaaa nonsuggestively NONSUGGESTIVELY! </text:span></text:p>
      <text:p text:style-name="P3">_</text:p>
      <text:p text:style-name="P2"><text:soft-page-break/>5. JR5: =009798</text:p>
      <text:p text:style-name="P5"><text:span text:style-name="T2">B33 &lt; </text:span><text:span text:style-name="T1">i dont know!</text:span></text:p>
      <text:p text:style-name="P5"><text:span text:style-name="T2">B33 &lt; </text:span><text:span text:style-name="T1">when we were on our date and you were talkin to me about stuff and i was acting all embarrassed...</text:span></text:p>
      <text:p text:style-name="P5"><text:span text:style-name="T2">B33 &lt; </text:span><text:span text:style-name="T1">that was pretty cool or at least nepeta thought so </text:span></text:p>
      <text:p text:style-name="P5"><text:span text:style-name="T2">B33 &lt; </text:span><text:span text:style-name="T1">yeah!</text:span></text:p>
      <text:p text:style-name="P5"><text:span text:style-name="T2">B33 &lt; </text:span><text:span text:style-name="T1">you know whats crazy is</text:span></text:p>
      <text:p text:style-name="P5"><text:span text:style-name="T2">B33 &lt; </text:span><text:span text:style-name="T1">even in my new form i...</text:span></text:p>
      <text:p text:style-name="P5"><text:span text:style-name="T2">B33 &lt; </text:span><text:span text:style-name="T1">dont even f33l conflicted about that???</text:span></text:p>
      <text:p text:style-name="P5"><text:span text:style-name="T2">B33 &lt; </text:span><text:span text:style-name="T1">it sorta f33ls right still</text:span></text:p>
      <text:p text:style-name="P5"><text:span text:style-name="T2">B33 &lt; </text:span><text:span text:style-name="T1">i would have thought id be a mess of contradictions about that but hmm nope</text:span></text:p>
      <text:p text:style-name="P5"><text:span text:style-name="T2">B33 &lt; </text:span><text:span text:style-name="T1">weird right?! </text:span></text:p>
      <text:p text:style-name="P5"><text:span text:style-name="T2">B33 &lt; </text:span><text:span text:style-name="T1">not that im sayin i should act on that or anything</text:span></text:p>
      <text:p text:style-name="P5"><text:span text:style-name="T2">B33 &lt; </text:span><text:span text:style-name="T1">its like you were saying</text:span></text:p>
      <text:p text:style-name="P5"><text:span text:style-name="T2">B33 &lt; </text:span><text:span text:style-name="T1">about being the odd rose out</text:span></text:p>
      <text:p text:style-name="P5"><text:span text:style-name="T2">B33 &lt; </text:span><text:span text:style-name="T1">and when you got jaspersed everything changed</text:span></text:p>
      <text:p text:style-name="P5"><text:span text:style-name="T2">B33 &lt; </text:span><text:span text:style-name="T1">these are brand new lives for us so it f33ls like i should try to leave the old stuff behind</text:span></text:p>
      <text:p text:style-name="P5"><text:span text:style-name="T2">B33 &lt; </text:span><text:span text:style-name="T1">but that means</text:span></text:p>
      <text:p text:style-name="P5"><text:span text:style-name="T2">B33 &lt; </text:span><text:span text:style-name="T1">i also gotta figure out what to do with my life now!</text:span></text:p>
      <text:p text:style-name="P5"><text:span text:style-name="T2">B33 &lt; </text:span><text:span text:style-name="T1">or my pseudo life, whatever the hell it is you have when youre a sprite^2 </text:span></text:p>
      <text:p text:style-name="P5"><text:span text:style-name="T2">B33 &lt; </text:span><text:span text:style-name="T1">hmmmmmm</text:span></text:p>
      <text:p text:style-name="P5"><text:span text:style-name="T2">B33 &lt; </text:span><text:span text:style-name="T1">aw man youre gonna think im crazy for even saying this... </text:span></text:p>
      <text:p text:style-name="P5"><text:span text:style-name="T2">B33 &lt; </text:span><text:span text:style-name="T1">i have this weird urge......</text:span></text:p>
      <text:p text:style-name="P5"><text:span text:style-name="T2">B33 &lt; </text:span><text:span text:style-name="T1">to go fight lord english </text:span></text:p>
      <text:p text:style-name="P5"><text:span text:style-name="T2">B33 &lt; </text:span><text:span text:style-name="T1">I KNOW RIGHT!</text:span></text:p>
      <text:p text:style-name="P5"><text:soft-page-break/><text:span text:style-name="T2">B33 &lt; </text:span><text:span text:style-name="T1">im just strangely drawn to the idea</text:span></text:p>
      <text:p text:style-name="P5"><text:span text:style-name="T2">B33 &lt; </text:span><text:span text:style-name="T1">i wasnt at all before as a really depressed bird version of dave</text:span></text:p>
      <text:p text:style-name="P5"><text:span text:style-name="T2">B33 &lt; </text:span><text:span text:style-name="T1">and nepeta didnt even know who he WAS until recently</text:span></text:p>
      <text:p text:style-name="P5"><text:span text:style-name="T2">B33 &lt; </text:span><text:span text:style-name="T1">but now it sounds cool suddenly</text:span></text:p>
      <text:p text:style-name="P5"><text:span text:style-name="T2">B33 &lt; </text:span><text:span text:style-name="T1">i f33l like...</text:span></text:p>
      <text:p text:style-name="P5"><text:span text:style-name="T2">B33 &lt; </text:span><text:span text:style-name="T1">the exact blend of people i am</text:span></text:p>
      <text:p text:style-name="P5"><text:span text:style-name="T2">B33 &lt; </text:span><text:span text:style-name="T1">is a being that he should in some way be vulnerable to</text:span></text:p>
      <text:p text:style-name="P5"><text:span text:style-name="T2">B33 &lt; </text:span><text:span text:style-name="T1">i cant even explain why i f33l that way </text:span></text:p>
      <text:p text:style-name="P5"><text:span text:style-name="T2">B33 &lt; </text:span><text:span text:style-name="T1">B33</text:span></text:p>
      <text:p text:style-name="P5"><text:span text:style-name="T2">B33 &lt; </text:span><text:span text:style-name="T1">*davepeta stealthily stalks their heart as it minds its own business beating at the bank of a nearby stream*</text:span></text:p>
      <text:p text:style-name="P5"><text:span text:style-name="T2">B33 &lt; </text:span><text:span text:style-name="T1">*they crouch into one of those quintessential cat poses with like their butt in the air... davepeta starts wiggling their ass furiously*</text:span></text:p>
      <text:p text:style-name="P5"><text:span text:style-name="T2">B33 &lt; </text:span><text:span text:style-name="T1">*gets mildly distracted by wiggling of own ass... becomes more intrigued by movement of ass than beating of heart*</text:span></text:p>
      <text:p text:style-name="P5"><text:span text:style-name="T2">B33 &lt; </text:span><text:span text:style-name="T1">nah im just messin </text:span></text:p>
      <text:p text:style-name="P5"><text:span text:style-name="T2">B33 &lt; </text:span><text:span text:style-name="T1">lmao!!!!!!</text:span></text:p>
      <text:p text:style-name="P5"><text:span text:style-name="T2">B33 &lt; </text:span><text:span text:style-name="T1">okay you go right ahead and do that </text:span></text:p>
      <text:p text:style-name="P3">_</text:p>
      <text:p text:style-name="P2">6. JR6: =009799</text:p>
      <text:p text:style-name="P5"><text:span text:style-name="T2">B33 &lt; </text:span><text:span text:style-name="T1">hmmm</text:span></text:p>
      <text:p text:style-name="P5"><text:span text:style-name="T2">B33 &lt; </text:span><text:span text:style-name="T1">no i dont think so</text:span></text:p>
      <text:p text:style-name="P5"><text:span text:style-name="T2">B33 &lt; </text:span><text:span text:style-name="T1">theres no hurry</text:span></text:p>
      <text:p text:style-name="P5"><text:span text:style-name="T2">B33 &lt; </text:span><text:span text:style-name="T1">the dudes whole shtick is being basically eternal and always being "already here" or whatever</text:span></text:p>
      <text:p text:style-name="P5"><text:span text:style-name="T2">B33 &lt; </text:span><text:span text:style-name="T1">wherever here is</text:span></text:p>
      <text:p text:style-name="P5"><text:span text:style-name="T2">B33 &lt; </text:span><text:span text:style-name="T1">in this case i guess it just means out there somewhere</text:span></text:p>
      <text:p text:style-name="P5"><text:soft-page-break/><text:span text:style-name="T2">B33 &lt; </text:span><text:span text:style-name="T1">i think there are a fmew things i want to take care of here before i sink my claws into that grade A slab of b33fprey </text:span></text:p>
      <text:p text:style-name="P3">_</text:p>
      <text:p text:style-name="P2">7. JR7: =009800</text:p>
      <text:p text:style-name="P5"><text:span text:style-name="T2">B33 &lt; </text:span><text:span text:style-name="T1">theres somebody id like to catch up with first </text:span></text:p>
      <text:p text:style-name="P5"><text:span text:style-name="T2">B33 &lt; </text:span><text:span text:style-name="T1">just a couple of bros from the past</text:span></text:p>
      <text:p text:style-name="P5"><text:span text:style-name="T2">B33 &lt; </text:span><text:span text:style-name="T1">i think they would want to s33 me before i go</text:span></text:p>
      <text:p text:style-name="P5"><text:span text:style-name="T2">B33 &lt; </text:span><text:span text:style-name="T1">or at least...</text:span></text:p>
      <text:p text:style-name="P5"><text:span text:style-name="T2">B33 &lt; </text:span><text:span text:style-name="T1">be made aware that i exist at all, as a bad ass doublesprite </text:span></text:p>
      <text:p text:style-name="P5"><text:span text:style-name="T2">B33 &lt; </text:span><text:span text:style-name="T1">i will!</text:span></text:p>
      <text:p text:style-name="P3">_</text:p>
      <text:p text:style-name="P2">8. ARSp1: =009823</text:p>
      <text:p text:style-name="P5"><text:span text:style-name="T2">B33 &lt; </text:span><text:span text:style-name="T1">yeah!!!</text:span></text:p>
      <text:p text:style-name="P5"><text:span text:style-name="T2">B33 &lt; </text:span><text:span text:style-name="T1">yeah!!!</text:span></text:p>
      <text:p text:style-name="P5"><text:span text:style-name="T2">B33 &lt; </text:span><text:span text:style-name="T1">davepeta!</text:span></text:p>
      <text:p text:style-name="P5"><text:span text:style-name="T2">B33 &lt; </text:span><text:span text:style-name="T1">(sprite squared lol)</text:span></text:p>
      <text:p text:style-name="P5"><text:span text:style-name="T2">B33 &lt; </text:span><text:span text:style-name="T1">yeah i know dummy! BPP</text:span></text:p>
      <text:p text:style-name="P5"><text:span text:style-name="T2">B33 &lt; </text:span><text:span text:style-name="T1">umm i dunno</text:span></text:p>
      <text:p text:style-name="P5"><text:span text:style-name="T2">B33 &lt; </text:span><text:span text:style-name="T1">some shit happened</text:span></text:p>
      <text:p text:style-name="P5"><text:span text:style-name="T2">B33 &lt; </text:span><text:span text:style-name="T1">was on a tea date, shook hands with myself, you know</text:span></text:p>
      <text:p text:style-name="P5"><text:span text:style-name="T2">B33 &lt; </text:span><text:span text:style-name="T1">basic fuckery</text:span></text:p>
      <text:p text:style-name="P5"><text:span text:style-name="T2">B33 &lt; </text:span><text:span text:style-name="T1">how did YOU come to be???</text:span></text:p>
      <text:p text:style-name="P5"><text:span text:style-name="T2">B33 &lt; </text:span><text:span text:style-name="T1">what ya doin there bro?</text:span></text:p>
      <text:p text:style-name="P5"><text:span text:style-name="T2">B33 &lt; </text:span><text:span text:style-name="T1">yo are you crying??</text:span></text:p>
      <text:p text:style-name="P5"><text:span text:style-name="T2">B33 &lt; </text:span><text:span text:style-name="T1">awww</text:span></text:p>
      <text:p text:style-name="P5"><text:span text:style-name="T2">B33 &lt; </text:span><text:span text:style-name="T1">h33h33h33 youre so fuckin gross!!!!</text:span></text:p>
      <text:p text:style-name="P5"><text:soft-page-break/><text:span text:style-name="T2">B33 &lt; </text:span><text:span text:style-name="T1">i really missed you dude</text:span></text:p>
      <text:p text:style-name="P5"><text:span text:style-name="T2">B33 &lt; </text:span><text:span text:style-name="T1">theres nothin to apawlogize for!</text:span></text:p>
      <text:p text:style-name="P5"><text:span text:style-name="T2">B33 &lt; </text:span><text:span text:style-name="T1">nepeta furgave you for that and anyways im not even her anymore</text:span></text:p>
      <text:p text:style-name="P5"><text:span text:style-name="T2">B33 &lt; </text:span><text:span text:style-name="T1">i guess davesprite had some old issues with his bro he never really sorted out but hey im not him either!</text:span></text:p>
      <text:p text:style-name="P5"><text:span text:style-name="T2">B33 &lt; </text:span><text:span text:style-name="T1">and youre not his bro or equius youre arquius who is a new and cool and beautyifful thing and anyway all those old troubles are f33ling so overwhelmed by new and different emotions and its great!</text:span></text:p>
      <text:p text:style-name="P5"><text:span text:style-name="T2">B33 &lt; </text:span><text:span text:style-name="T1">dawwwwwww</text:span></text:p>
      <text:p text:style-name="P5"><text:span text:style-name="T2">B33 &lt; </text:span><text:span text:style-name="T1">there there you blubbering goddamn cutie</text:span></text:p>
      <text:p text:style-name="P5"><text:span text:style-name="T2">B33 &lt; </text:span><text:span text:style-name="T1">*davepeta sniffs curiously at arquiusprites grody and emotional body*</text:span></text:p>
      <text:p text:style-name="P5"><text:span text:style-name="T2">B33 &lt; </text:span><text:span text:style-name="T1">*p33-yew davepeta exclaims, recoiling like they were just using their muzzle to investigate the business end of a shitting dog*</text:span></text:p>
      <text:p text:style-name="P5"><text:span text:style-name="T2">B33 &lt; </text:span><text:span text:style-name="T1">omg yes!!!</text:span></text:p>
      <text:p text:style-name="P5"><text:span text:style-name="T2">B33 &lt; </text:span><text:span text:style-name="T1">i mean that was a good start but also a little abstract man, you should try incorporating some actual behaviors and actions into your RP things to punch them up</text:span></text:p>
      <text:p text:style-name="P5"><text:span text:style-name="T2">B33 &lt; </text:span><text:span text:style-name="T1">yeah!</text:span></text:p>
      <text:p text:style-name="P5"><text:span text:style-name="T2">B33 &lt; </text:span><text:span text:style-name="T1">like think dude, how the hell is davepeta supposed to react cutely to some internal epiphany your havin? hows that shit externally TELEGRAPHED bro??</text:span></text:p>
      <text:p text:style-name="P5"><text:span text:style-name="T2">B33 &lt; </text:span><text:span text:style-name="T1">yum yum!</text:span></text:p>
      <text:p text:style-name="P5"><text:span text:style-name="T2">B33 &lt; </text:span><text:span text:style-name="T1">B\\</text:span></text:p>
      <text:p text:style-name="P5"><text:span text:style-name="T2">B33 &lt; </text:span><text:span text:style-name="T1">arquius youre RPing your internal thought process again</text:span></text:p>
      <text:p text:style-name="P5"><text:span text:style-name="T2">B33 &lt; </text:span><text:span text:style-name="T1">its ok for startin out, youll get the hang of it if you k33p at it</text:span></text:p>
      <text:p text:style-name="P5"><text:span text:style-name="T2">B33 &lt; </text:span><text:span text:style-name="T1">you being willing to try is all that matters and is hella nice B33</text:span></text:p>
      <text:p text:style-name="P5"><text:soft-page-break/><text:span text:style-name="T2">B33 &lt; </text:span><text:span text:style-name="T1">*starts to purr a sick beat!*</text:span></text:p>
      <text:p text:style-name="P5"><text:span text:style-name="T2">B33 &lt; </text:span><text:span text:style-name="T1">um, duhhh?</text:span></text:p>
      <text:p text:style-name="P5"><text:span text:style-name="T2">B33 &lt; </text:span><text:span text:style-name="T1">*davepeta gives a little knowing nod, as if to say, you bet your chiseled ass itll be an audible phenomenon in reality soon*</text:span></text:p>
      <text:p text:style-name="P5"><text:span text:style-name="T2">B33 &lt; </text:span><text:span text:style-name="T1">*davepeta starts droppin the illest purrbeat you ever heard but stops suddenly, as they become mesmerized by the hypnotic flexing of arquiusprites humongous muscles*</text:span></text:p>
      <text:p text:style-name="P5"><text:span text:style-name="T2">B33 &lt; </text:span><text:span text:style-name="T1">i... really do</text:span></text:p>
      <text:p text:style-name="P5"><text:span text:style-name="T2">B33 &lt; </text:span><text:span text:style-name="T1">*they say*</text:span></text:p>
      <text:p text:style-name="P5"><text:span text:style-name="T2">B33 &lt; </text:span><text:span text:style-name="T1">yes i believe i would</text:span></text:p>
      <text:p text:style-name="P5"><text:span text:style-name="T2">B33 &lt; </text:span><text:span text:style-name="T1">yes ok</text:span></text:p>
      <text:p text:style-name="P5"><text:span text:style-name="T2">B33 &lt; </text:span><text:span text:style-name="T1">i said yes!</text:span></text:p>
      <text:p text:style-name="P5"><text:span text:style-name="T2">B33 &lt; </text:span><text:span text:style-name="T1">yes!</text:span></text:p>
      <text:p text:style-name="P5"><text:span text:style-name="T2">B33 &lt; </text:span><text:span text:style-name="T1">yes!!</text:span></text:p>
      <text:p text:style-name="P5"><text:span text:style-name="T2">B33 &lt; </text:span><text:span text:style-name="T1">YES!!!</text:span></text:p>
      <text:p text:style-name="P3">_</text:p>
      <text:p text:style-name="P2">9. ARSp2: =009824</text:p>
      <text:p text:style-name="P5"><text:span text:style-name="T2">B33 &lt; </text:span><text:span text:style-name="T1">dammit dude</text:span></text:p>
      <text:p text:style-name="P5"><text:span text:style-name="T2">B33 &lt; </text:span><text:span text:style-name="T1">why dont we stop pussyfooting around stuff and get down to brass tacks</text:span></text:p>
      <text:p text:style-name="P5"><text:span text:style-name="T2">B33 &lt; </text:span><text:span text:style-name="T1">i think you know B33</text:span></text:p>
      <text:p text:style-name="P5"><text:span text:style-name="T2">B33 &lt; </text:span><text:span text:style-name="T1">mmm hmmmm!</text:span></text:p>
      <text:p text:style-name="P5"><text:span text:style-name="T2">B33 &lt; </text:span><text:span text:style-name="T1">hell yes i am!</text:span></text:p>
      <text:p text:style-name="P5"><text:span text:style-name="T2">B33 &lt; </text:span><text:span text:style-name="T1">i am insinuating that we attempt nyan other than that exact type of hug!</text:span></text:p>
      <text:p text:style-name="P5"><text:span text:style-name="T2">B33 &lt; </text:span><text:span text:style-name="T1">are you ready dude???</text:span></text:p>
      <text:p text:style-name="P5"><text:span text:style-name="T2">B33 &lt; </text:span><text:span text:style-name="T1">lets DO this thing</text:span></text:p>
      <text:p text:style-name="P3">_</text:p>
      <text:p text:style-name="P2">10. ARSp3: =009825</text:p>
      <text:p text:style-name="P5"><text:soft-page-break/><text:span text:style-name="T2">B33 &lt; </text:span><text:span text:style-name="T1">lets make this shit work</text:span></text:p>
      <text:p text:style-name="P3">_</text:p>
      <text:p text:style-name="P2">11. ARSp4: =009826</text:p>
      <text:p text:style-name="P5"><text:span text:style-name="T2">B33 &lt; </text:span><text:span text:style-name="T1">where doing it man</text:span></text:p>
      <text:p text:style-name="P3">_</text:p>
      <text:p text:style-name="P2">12. ARSp5: =009827</text:p>
      <text:p text:style-name="P5"><text:span text:style-name="T2">B33 &lt; </text:span><text:span text:style-name="T1">where MAKING THIS HAPEN</text:span></text:p>
      <text:p text:style-name="P3">_</text:p>
      <text:p text:style-name="P2">13. JH1: =009903</text:p>
      <text:p text:style-name="P5"><text:span text:style-name="T2">B33 &lt; </text:span><text:span text:style-name="T1">JADE!!!!!</text:span></text:p>
      <text:p text:style-name="P3">_</text:p>
      <text:p text:style-name="P2">14. JH2: =009904</text:p>
      <text:p text:style-name="P5"><text:span text:style-name="T2">B33 &lt; </text:span><text:span text:style-name="T1">B33</text:span></text:p>
      <text:p text:style-name="P3">_</text:p>
      <text:p text:style-name="P2">15. JH3: =009905</text:p>
      <text:p text:style-name="P5"><text:span text:style-name="T2">B33 &lt; </text:span><text:span text:style-name="T1">its davepeta actually</text:span></text:p>
      <text:p text:style-name="P5"><text:span text:style-name="T2">B33 &lt; </text:span><text:span text:style-name="T1">and yeah i am different! got this whole other person mixed up in me</text:span></text:p>
      <text:p text:style-name="P5"><text:span text:style-name="T2">B33 &lt; </text:span><text:span text:style-name="T1">her name was nepeta</text:span></text:p>
      <text:p text:style-name="P5"><text:span text:style-name="T2">B33 &lt; </text:span><text:span text:style-name="T1">yeah!</text:span></text:p>
      <text:p text:style-name="P5"><text:span text:style-name="T2">B33 &lt; </text:span><text:span text:style-name="T1">nah im awake</text:span></text:p>
      <text:p text:style-name="P5"><text:span text:style-name="T2">B33 &lt; </text:span><text:span text:style-name="T1">and like "actually here" and stuff</text:span></text:p>
      <text:p text:style-name="P5"><text:span text:style-name="T2">B33 &lt; </text:span><text:span text:style-name="T1">guess i just decided to fly away up to the sun like a fucking piece of garbage after all</text:span></text:p>
      <text:p text:style-name="P5"><text:span text:style-name="T2">B33 &lt; </text:span><text:span text:style-name="T1">like i always said i would</text:span></text:p>
      <text:p text:style-name="P5"><text:span text:style-name="T2">B33 &lt; </text:span><text:span text:style-name="T1">yeah i said stuff like that sometimes</text:span></text:p>
      <text:p text:style-name="P5"><text:span text:style-name="T2">B33 &lt; </text:span><text:span text:style-name="T1">jade i used to be fairly depressed</text:span></text:p>
      <text:p text:style-name="P5"><text:soft-page-break/><text:span text:style-name="T2">B33 &lt; </text:span><text:span text:style-name="T1">yes im doing fucking phenomeownal</text:span></text:p>
      <text:p text:style-name="P5"><text:span text:style-name="T2">B33 &lt; </text:span><text:span text:style-name="T1">but fur real im not actually here to visit this sun</text:span></text:p>
      <text:p text:style-name="P5"><text:span text:style-name="T2">B33 &lt; </text:span><text:span text:style-name="T1">i flew here as a point of reference to get my bearings</text:span></text:p>
      <text:p text:style-name="P5"><text:span text:style-name="T2">B33 &lt; </text:span><text:span text:style-name="T1">im actually on my way to go fight lord english</text:span></text:p>
      <text:p text:style-name="P5"><text:span text:style-name="T2">B33 &lt; </text:span><text:span text:style-name="T1">have you s33n him</text:span></text:p>
      <text:p text:style-name="P5"><text:span text:style-name="T2">B33 &lt; </text:span><text:span text:style-name="T1">who</text:span></text:p>
      <text:p text:style-name="P5"><text:span text:style-name="T2">B33 &lt; </text:span><text:span text:style-name="T1">like a fucking piece of garbage???</text:span></text:p>
      <text:p text:style-name="P5"><text:span text:style-name="T2">B33 &lt; </text:span><text:span text:style-name="T1">ok heheheh</text:span></text:p>
      <text:p text:style-name="P5"><text:span text:style-name="T2">B33 &lt; </text:span><text:span text:style-name="T1">oh yeah</text:span></text:p>
      <text:p text:style-name="P5"><text:span text:style-name="T2">B33 &lt; </text:span><text:span text:style-name="T1">good point</text:span></text:p>
      <text:p text:style-name="P5"><text:span text:style-name="T2">B33 &lt; </text:span><text:span text:style-name="T1">guess i could sniff him out</text:span></text:p>
      <text:p text:style-name="P5"><text:span text:style-name="T2">B33 &lt; </text:span><text:span text:style-name="T1">except i dont know what he smells like</text:span></text:p>
      <text:p text:style-name="P5"><text:span text:style-name="T2">B33 &lt; </text:span><text:span text:style-name="T1">but i guess i do know what some people who will be NEAR him smell like</text:span></text:p>
      <text:p text:style-name="P5"><text:span text:style-name="T2">B33 &lt; </text:span><text:span text:style-name="T1">vwiskers, for one!</text:span></text:p>
      <text:p text:style-name="P5"><text:span text:style-name="T2">B33 &lt; </text:span><text:span text:style-name="T1">also supposedly a staggering dick ton of ghosts</text:span></text:p>
      <text:p text:style-name="P5"><text:span text:style-name="T2">B33 &lt; </text:span><text:span text:style-name="T1">ill just smell around for where the ghosts are all at</text:span></text:p>
      <text:p text:style-name="P5"><text:span text:style-name="T2">B33 &lt; </text:span><text:span text:style-name="T1">awwww</text:span></text:p>
      <text:p text:style-name="P5"><text:span text:style-name="T2">B33 &lt; </text:span><text:span text:style-name="T1">sorry harley</text:span></text:p>
      <text:p text:style-name="P5"><text:span text:style-name="T2">B33 &lt; </text:span><text:span text:style-name="T1">id say i missed you too but it was barely a day ago i last saw you</text:span></text:p>
      <text:p text:style-name="P5"><text:span text:style-name="T2">B33 &lt; </text:span><text:span text:style-name="T1">this version of me i mean</text:span></text:p>
      <text:p text:style-name="P5"><text:span text:style-name="T2">B33 &lt; </text:span><text:span text:style-name="T1">i made it all the way through the thr33 year voyage with you</text:span></text:p>
      <text:p text:style-name="P5"><text:span text:style-name="T2">B33 &lt; </text:span><text:span text:style-name="T1">guess the one who made the trip with you wasnt so lucky huh</text:span></text:p>
      <text:p text:style-name="P5"><text:span text:style-name="T2">B33 &lt; </text:span><text:span text:style-name="T1">right johns absurd time hoppy mission</text:span></text:p>
      <text:p text:style-name="P5"><text:span text:style-name="T2">B33 &lt; </text:span><text:span text:style-name="T1">so fuckin glad some non dave dude could finally grab the reins on the time travel bs</text:span></text:p>
      <text:p text:style-name="P5"><text:soft-page-break/><text:span text:style-name="T2">B33 &lt; </text:span><text:span text:style-name="T1">and i guess im purrsonally so grateful to him because without his succession of handwavey dorkstunts i wouldnt have become davepeta which is literally the best thing either of us has ever b33n!</text:span></text:p>
      <text:p text:style-name="P5"><text:span text:style-name="T2">B33 &lt; </text:span><text:span text:style-name="T1">but you did</text:span></text:p>
      <text:p text:style-name="P5"><text:span text:style-name="T2">B33 &lt; </text:span><text:span text:style-name="T1">ive got a lot of different dave memories in me and theyre all part of who i am now</text:span></text:p>
      <text:p text:style-name="P5"><text:span text:style-name="T2">B33 &lt; </text:span><text:span text:style-name="T1">including the memories you contributed to</text:span></text:p>
      <text:p text:style-name="P5"><text:span text:style-name="T2">B33 &lt; </text:span><text:span text:style-name="T1">it was good mostly</text:span></text:p>
      <text:p text:style-name="P5"><text:span text:style-name="T2">B33 &lt; </text:span><text:span text:style-name="T1">kinda turbulent i guess</text:span></text:p>
      <text:p text:style-name="P5"><text:span text:style-name="T2">B33 &lt; </text:span><text:span text:style-name="T1">but that was mostly on account of me being a miserable bird douche</text:span></text:p>
      <text:p text:style-name="P5"><text:span text:style-name="T2">B33 &lt; </text:span><text:span text:style-name="T1">oh also we dated for a while</text:span></text:p>
      <text:p text:style-name="P5"><text:span text:style-name="T2">B33 &lt; </text:span><text:span text:style-name="T1">it was nice for a while but then i put a stop to that</text:span></text:p>
      <text:p text:style-name="P5"><text:span text:style-name="T2">B33 &lt; </text:span><text:span text:style-name="T1">s33 again: bird douche</text:span></text:p>
      <text:p text:style-name="P5"><text:span text:style-name="T2">B33 &lt; </text:span><text:span text:style-name="T1">B??</text:span></text:p>
      <text:p text:style-name="P5"><text:span text:style-name="T2">B33 &lt; </text:span><text:span text:style-name="T1">so THATS what space means?</text:span></text:p>
      <text:p text:style-name="P5"><text:span text:style-name="T2">B33 &lt; </text:span><text:span text:style-name="T1">bein lonely??</text:span></text:p>
      <text:p text:style-name="P3">_</text:p>
      <text:p text:style-name="P2">16. JH4: =009906</text:p>
      <text:p text:style-name="P5"><text:span text:style-name="T2">B33 &lt; </text:span><text:span text:style-name="T1">but you werent actually deprived of important experiences</text:span></text:p>
      <text:p text:style-name="P5"><text:span text:style-name="T2">B33 &lt; </text:span><text:span text:style-name="T1">stuff like us dating and johns stupid birthday parties and playing shitty ghostbuster mmos</text:span></text:p>
      <text:p text:style-name="P5"><text:span text:style-name="T2">B33 &lt; </text:span><text:span text:style-name="T1">that stuff all happened to you, its just you dont have access to the memories</text:span></text:p>
      <text:p text:style-name="P5"><text:span text:style-name="T2">B33 &lt; </text:span><text:span text:style-name="T1">they didnt happen to shape this particular version of yourself</text:span></text:p>
      <text:p text:style-name="P5"><text:span text:style-name="T2">B33 &lt; </text:span><text:span text:style-name="T1">but they all played a role in helping like "greater jade" grow if that makes sense</text:span></text:p>
      <text:p text:style-name="P5"><text:span text:style-name="T2">B33 &lt; </text:span><text:span text:style-name="T1">everything that ever happens to every version of you is an important part of your ultimate self... like a superceding </text:span><text:soft-page-break/><text:span text:style-name="T1">bodyless and timeless persona that crosses the boundaries of paradox space and unlike god tiers or bubble ghosts or whatever, it really IS immortal</text:span></text:p>
      <text:p text:style-name="P5"><text:span text:style-name="T2">B33 &lt; </text:span><text:span text:style-name="T1">but in your physical form there are all these partitions in your mind that prevent you from remembering any of that which makes your existence f33l totally linear</text:span></text:p>
      <text:p text:style-name="P5"><text:span text:style-name="T2">B33 &lt; </text:span><text:span text:style-name="T1">which is probably for the best!</text:span></text:p>
      <text:p text:style-name="P5"><text:span text:style-name="T2">B33 &lt; </text:span><text:span text:style-name="T1">in a regular body s33ing all that would be too overwhelming</text:span></text:p>
      <text:p text:style-name="P5"><text:span text:style-name="T2">B33 &lt; </text:span><text:span text:style-name="T1">in an advanced sprite form like mine tho its fine</text:span></text:p>
      <text:p text:style-name="P5"><text:span text:style-name="T2">B33 &lt; </text:span><text:span text:style-name="T1">i guess the same spritey magic that makes it possible to suddenly understand so much is also what makes it possible to make it bearable all at once</text:span></text:p>
      <text:p text:style-name="P5"><text:span text:style-name="T2">B33 &lt; </text:span><text:span text:style-name="T1">not even just bearable actually sorta liberating and cool</text:span></text:p>
      <text:p text:style-name="P5"><text:span text:style-name="T2">B33 &lt; </text:span><text:span text:style-name="T1">and after it sinks in for a while you start coming to this understanding of a greater self</text:span></text:p>
      <text:p text:style-name="P5"><text:span text:style-name="T2">B33 &lt; </text:span><text:span text:style-name="T1">maybe i "got it" quicker though because of the two people i was and their aspects</text:span></text:p>
      <text:p text:style-name="P5"><text:span text:style-name="T2">B33 &lt; </text:span><text:span text:style-name="T1">understanding heart is all about the nuances of a distributed self</text:span></text:p>
      <text:p text:style-name="P5"><text:span text:style-name="T2">B33 &lt; </text:span><text:span text:style-name="T1">nepeta never got to make much headway with her aspect but shes finally gettin the chance</text:span></text:p>
      <text:p text:style-name="P5"><text:span text:style-name="T2">B33 &lt; </text:span><text:span text:style-name="T1">the time aspect is all about running into different versions of yourself so you kinda get confronted with it in a really literal way that can be disturbing</text:span></text:p>
      <text:p text:style-name="P5"><text:span text:style-name="T2">B33 &lt; </text:span><text:span text:style-name="T1">obviously davesprite stuggled with that too, but now its fine</text:span></text:p>
      <text:p text:style-name="P5"><text:span text:style-name="T2">B33 &lt; </text:span><text:span text:style-name="T1">hes fr33 from worrying about it all and what it means for his place in reality</text:span></text:p>
      <text:p text:style-name="P5"><text:span text:style-name="T2">B33 &lt; </text:span><text:span text:style-name="T1">because he can s33 now all his selves have relevance in painting the full picture of who he truly is</text:span></text:p>
      <text:p text:style-name="P5"><text:span text:style-name="T2">B33 &lt; </text:span><text:span text:style-name="T1">im not COMPLETELY sure because im not like some sort of ASPECT MASTER but</text:span></text:p>
      <text:p text:style-name="P5"><text:span text:style-name="T2">B33 &lt; </text:span><text:span text:style-name="T1">my avian slash feline intuition tells me that all roads will lead you here eventually</text:span></text:p>
      <text:p text:style-name="P5"><text:soft-page-break/><text:span text:style-name="T2">B33 &lt; </text:span><text:span text:style-name="T1">gaining the d33pest possible understanding of any aspect will bring you to the same final conclusion about your ultimate self</text:span></text:p>
      <text:p text:style-name="P5"><text:span text:style-name="T2">B33 &lt; </text:span><text:span text:style-name="T1">so maybe thats starting to happen for you too</text:span></text:p>
      <text:p text:style-name="P5"><text:span text:style-name="T2">B33 &lt; </text:span><text:span text:style-name="T1">the space aspect sounds like a hard and lonely road to travel... i think they probably all are</text:span></text:p>
      <text:p text:style-name="P5"><text:span text:style-name="T2">B33 &lt; </text:span><text:span text:style-name="T1">but youre gettin there jade</text:span></text:p>
      <text:p text:style-name="P5"><text:span text:style-name="T2">B33 &lt; </text:span><text:span text:style-name="T1">you are doing great and im so proud of you!</text:span></text:p>
      <text:p text:style-name="P3">_</text:p>
      <text:p text:style-name="P2">17. JH5: =009907</text:p>
      <text:p text:style-name="P5"><text:span text:style-name="T2">B33 &lt; </text:span><text:span text:style-name="T1">yeah likewise!</text:span></text:p>
      <text:p text:style-name="P5"><text:span text:style-name="T2">B33 &lt; </text:span><text:span text:style-name="T1">i mean assuming you are doing well</text:span></text:p>
      <text:p text:style-name="P5"><text:span text:style-name="T2">B33 &lt; </text:span><text:span text:style-name="T1">ARE you???</text:span></text:p>
      <text:p text:style-name="P5"><text:span text:style-name="T2">B33 &lt; </text:span><text:span text:style-name="T1">hey what are you doing out here anyway</text:span></text:p>
      <text:p text:style-name="P5"><text:span text:style-name="T2">B33 &lt; </text:span><text:span text:style-name="T1">why not</text:span></text:p>
      <text:p text:style-name="P5"><text:span text:style-name="T2">B33 &lt; </text:span><text:span text:style-name="T1">nah thats dumb</text:span></text:p>
      <text:p text:style-name="P5"><text:span text:style-name="T2">B33 &lt; </text:span><text:span text:style-name="T1">you should be able to do whatever you want</text:span></text:p>
      <text:p text:style-name="P5"><text:span text:style-name="T2">B33 &lt; </text:span><text:span text:style-name="T1">well at least she was right about the having fun part</text:span></text:p>
      <text:p text:style-name="P5"><text:span text:style-name="T2">B33 &lt; </text:span><text:span text:style-name="T1">maybe thats what she meant??</text:span></text:p>
      <text:p text:style-name="P5"><text:span text:style-name="T2">B33 &lt; </text:span><text:span text:style-name="T1">maybe she was leaving it up to you in a mysterious way</text:span></text:p>
      <text:p text:style-name="P5"><text:span text:style-name="T2">B33 &lt; </text:span><text:span text:style-name="T1">sure why not</text:span></text:p>
      <text:p text:style-name="P5"><text:span text:style-name="T2">B33 &lt; </text:span><text:span text:style-name="T1">i do</text:span></text:p>
      <text:p text:style-name="P3">_</text:p>
      <text:p text:style-name="P2">18. JH6: =009909</text:p>
      <text:p text:style-name="P5"><text:span text:style-name="T2">B33 &lt;</text:span><text:span text:style-name="T1"> no</text:span></text:p>
      <text:p text:style-name="P5"><text:span text:style-name="T2">B33 &lt; </text:span><text:span text:style-name="T1">that was just goodbye</text:span></text:p>
      <text:p text:style-name="P3">_</text:p>
      <text:p text:style-name="P2">19. JH7: =009910</text:p>
      <text:p text:style-name="P5"><text:soft-page-break/><text:span text:style-name="T2">B33 &lt; </text:span><text:span text:style-name="T1">this is supposed to wake you up!</text:span></text:p>
      <text:p text:style-name="P3">_</text:p>
      <text:p text:style-name="P2">2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1" meta:paragraph-count="465" meta:word-count="3789" meta:character-count="17563"/>
    <meta:generator>OpenOffice/4.1.2$Win32 OpenOffice.org_project/412m3$Build-9782</meta:generator>
  </office:meta>
</office:document-meta>
</file>